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-0.0097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2.1847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Table_20_Contents">
      <style:text-properties officeooo:rsid="00173771" officeooo:paragraph-rsid="00173771"/>
    </style:style>
    <style:style style:name="P4" style:family="paragraph" style:parent-style-name="Table_20_Contents">
      <style:text-properties officeooo:rsid="001a2905" officeooo:paragraph-rsid="001a2905"/>
    </style:style>
    <style:style style:name="P5" style:family="paragraph" style:parent-style-name="Table_20_Contents">
      <style:text-properties officeooo:rsid="001b9044" officeooo:paragraph-rsid="001b9044"/>
    </style:style>
    <style:style style:name="P6" style:family="paragraph" style:parent-style-name="Table_20_Contents">
      <style:text-properties officeooo:rsid="001c3036" officeooo:paragraph-rsid="001c3036"/>
    </style:style>
    <style:style style:name="P7" style:family="paragraph" style:parent-style-name="Table_20_Contents">
      <style:text-properties officeooo:rsid="001ca917" officeooo:paragraph-rsid="001ca917"/>
    </style:style>
    <style:style style:name="P8" style:family="paragraph" style:parent-style-name="Table_20_Contents">
      <style:text-properties officeooo:rsid="001ea80c" officeooo:paragraph-rsid="001ea80c"/>
    </style:style>
    <style:style style:name="P9" style:family="paragraph" style:parent-style-name="Table_20_Contents">
      <style:text-properties officeooo:rsid="001eff93" officeooo:paragraph-rsid="001eff93"/>
    </style:style>
    <style:style style:name="P10" style:family="paragraph" style:parent-style-name="Table_20_Contents">
      <style:text-properties officeooo:rsid="001f75fb" officeooo:paragraph-rsid="001f75fb"/>
    </style:style>
    <style:style style:name="P11" style:family="paragraph" style:parent-style-name="Standard">
      <style:text-properties officeooo:rsid="00136b4a" officeooo:paragraph-rsid="00136b4a"/>
    </style:style>
    <style:style style:name="P12" style:family="paragraph" style:parent-style-name="Table_20_Contents">
      <style:text-properties officeooo:rsid="001f75fb" officeooo:paragraph-rsid="001f75fb"/>
    </style:style>
    <style:style style:name="P13" style:family="paragraph" style:parent-style-name="Table_20_Contents">
      <style:text-properties officeooo:rsid="001fa1d9" officeooo:paragraph-rsid="001fa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ps report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7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jinxin</text:p>
          </table:table-cell>
          <table:table-cell table:style-name="Table1.E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8">Jinxin</text:p>
          </table:table-cell>
          <table:table-cell table:style-name="Table1.E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8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P9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Normalized/</text:p>
            <text:p text:style-name="P9">denormalized</text:p>
          </table:table-cell>
          <table:table-cell table:style-name="Table1.A2" office:value-type="string">
            <text:p text:style-name="P9">30 min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Spike for checking rounding errors and just <text:s/>inaccuracy in general</text:p>
          </table:table-cell>
          <table:table-cell table:style-name="Table1.A2" office:value-type="string">
            <text:p text:style-name="P13">30-45min</text:p>
          </table:table-cell>
          <table:table-cell table:style-name="Table1.A2" office:value-type="string">
            <text:p text:style-name="P13">2-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user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validate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quad solver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validate output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output for the project</text:p>
          </table:table-cell>
          <table:table-cell table:style-name="Table1.A2" office:value-type="string">
            <text:p text:style-name="P10">1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2-18T19:20:49.860862417</dc:date>
    <meta:editing-duration>P4DT10H42M59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68" meta:word-count="134" meta:character-count="658" meta:non-whitespace-character-count="590"/>
  </office:meta>
</office:document-meta>
</file>